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svg:stroke-color="#ff0000" draw:fill-color="#ff0000" draw:opacity="100%" draw:opacity-name="" draw:textarea-horizontal-align="justify" draw:textarea-vertical-align="middle" draw:auto-grow-height="false" fo:min-height="0.559cm" fo:min-width="0.30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559cm" fo:min-width="0.309cm"/>
    </style:style>
    <style:style style:name="gr7" style:family="graphic" style:parent-style-name="standard">
      <style:graphic-properties svg:stroke-color="#000000" draw:fill-color="#000000" draw:opacity="100%" draw:opacity-name="" draw:textarea-horizontal-align="justify" draw:textarea-vertical-align="middle" draw:auto-grow-height="false" fo:min-height="0.559cm" fo:min-width="0.309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67cm" fo:min-width="0.385cm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322cm" fo:min-width="2.05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loext:graphic-properties draw:fill-color="#ff0000" draw:opacity="100%"/>
      <style:paragraph-properties fo:text-align="center"/>
      <style:text-properties fo:color="#ffffff" fo:font-weight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-color="#ff0000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-color="#000000" draw:opacity="100%"/>
      <style:paragraph-properties fo:text-align="center"/>
      <style:text-properties fo:color="#ffffff" fo:font-weight="bold"/>
    </style:style>
    <style:style style:name="P10" style:family="paragraph">
      <loext:graphic-properties draw:fill-color="#808080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7.477cm" svg:y="2.905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143cm" svg:height="1.143cm" svg:x="5.476cm" svg:y="4.904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143cm" svg:height="1.143cm" svg:x="3.475cm" svg:y="6.903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644cm" svg:y1="3.881cm" svg:x2="6.452cm" svg:y2="5.071cm" draw:start-shape="id1" draw:start-glue-point="7" draw:end-shape="id2" draw:end-glue-point="11" svg:d="M7644 3881l-1192 1190" svg:viewBox="0 0 1193 1191">
          <text:p/>
        </draw:connector>
        <draw:connector draw:style-name="gr3" draw:text-style-name="P5" draw:layer="layout" draw:type="line" svg:x1="5.643cm" svg:y1="5.88cm" svg:x2="4.451cm" svg:y2="7.07cm" draw:start-shape="id2" draw:start-glue-point="7" draw:end-shape="id3" draw:end-glue-point="11" svg:d="M5643 5880l-1192 1190" svg:viewBox="0 0 1193 1191">
          <text:p/>
        </draw:connector>
        <draw:connector draw:style-name="gr3" draw:text-style-name="P5" draw:layer="layout" draw:type="line" svg:x1="6.452cm" svg:y1="5.88cm" svg:x2="7.435cm" svg:y2="7.101cm" draw:start-shape="id2" draw:start-glue-point="9" svg:d="M6452 5880l983 1221" svg:viewBox="0 0 984 1222">
          <text:p/>
        </draw:connector>
        <draw:connector draw:style-name="gr3" draw:text-style-name="P5" draw:layer="layout" draw:type="line" svg:x1="4.451cm" svg:y1="7.879cm" svg:x2="5.559cm" svg:y2="9.445cm" draw:start-shape="id3" draw:start-glue-point="9" svg:d="M4451 7879l1108 1566" svg:viewBox="0 0 1109 1567">
          <text:p/>
        </draw:connector>
        <draw:connector draw:style-name="gr3" draw:text-style-name="P5" draw:layer="layout" draw:type="line" svg:x1="3.642cm" svg:y1="7.879cm" svg:x2="2.377cm" svg:y2="9.479cm" draw:start-shape="id3" draw:start-glue-point="7" svg:d="M3642 7879l-1265 1600" svg:viewBox="0 0 1266 1601">
          <text:p/>
        </draw:connector>
        <draw:connector draw:style-name="gr3" draw:text-style-name="P5" draw:layer="layout" draw:type="line" svg:x1="8.453cm" svg:y1="3.881cm" svg:x2="9.511cm" svg:y2="5.024cm" draw:start-shape="id1" draw:start-glue-point="9" svg:d="M8453 3881l1058 1143" svg:viewBox="0 0 1059 1144">
          <text:p/>
        </draw:connector>
        <draw:frame draw:style-name="gr4" draw:text-style-name="P6" draw:layer="layout" svg:width="0.889cm" svg:height="0.962cm" svg:x="9.482cm" svg:y="5.018cm">
          <draw:text-box>
            <text:p>s</text:p>
          </draw:text-box>
        </draw:frame>
        <draw:frame draw:style-name="gr5" draw:text-style-name="P6" draw:layer="layout" svg:width="0.762cm" svg:height="1.016cm" svg:x="7.001cm" svg:y="2.143cm">
          <draw:text-box>
            <text:p>z</text:p>
          </draw:text-box>
        </draw:frame>
        <draw:frame draw:style-name="gr5" draw:text-style-name="P6" draw:layer="layout" svg:width="0.762cm" svg:height="1.016cm" svg:x="5.001cm" svg:y="4.143cm">
          <draw:text-box>
            <text:p>y</text:p>
          </draw:text-box>
        </draw:frame>
        <draw:frame draw:style-name="gr5" draw:text-style-name="P6" draw:layer="layout" svg:width="0.762cm" svg:height="1.016cm" svg:x="3.001cm" svg:y="6.143cm">
          <draw:text-box>
            <text:p>x</text:p>
          </draw:text-box>
        </draw:frame>
        <draw:custom-shape draw:style-name="gr1" draw:text-style-name="P2" xml:id="id4" draw:id="id4" draw:layer="layout" svg:width="1.143cm" svg:height="1.143cm" svg:x="16.457cm" svg:y="2.926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1.143cm" svg:height="1.143cm" svg:x="14.456cm" svg:y="4.925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6.624cm" svg:y1="3.902cm" svg:x2="15.432cm" svg:y2="5.092cm" draw:start-shape="id4" draw:start-glue-point="7" draw:end-shape="id5" draw:end-glue-point="11" svg:d="M16624 3902l-1192 1190" svg:viewBox="0 0 1193 1191">
          <text:p/>
        </draw:connector>
        <draw:connector draw:style-name="gr3" draw:text-style-name="P5" draw:layer="layout" draw:type="line" svg:x1="14.623cm" svg:y1="5.901cm" svg:x2="13.431cm" svg:y2="7.091cm" draw:start-shape="id5" draw:start-glue-point="7" svg:d="M14623 5901l-1192 1190" svg:viewBox="0 0 1193 1191">
          <text:p/>
        </draw:connector>
        <draw:connector draw:style-name="gr3" draw:text-style-name="P5" draw:layer="layout" draw:type="line" svg:x1="15.432cm" svg:y1="5.901cm" svg:x2="16.415cm" svg:y2="7.122cm" draw:start-shape="id5" draw:start-glue-point="9" svg:d="M15432 5901l983 1221" svg:viewBox="0 0 984 1222">
          <text:p/>
        </draw:connector>
        <draw:connector draw:style-name="gr3" draw:text-style-name="P5" draw:layer="layout" draw:type="line" svg:x1="17.433cm" svg:y1="3.902cm" svg:x2="18.491cm" svg:y2="5.045cm" draw:start-shape="id4" draw:start-glue-point="9" svg:d="M17433 3902l1058 1143" svg:viewBox="0 0 1059 1144">
          <text:p/>
        </draw:connector>
        <draw:frame draw:style-name="gr4" draw:text-style-name="P6" draw:layer="layout" svg:width="0.889cm" svg:height="0.962cm" svg:x="18.462cm" svg:y="5.039cm">
          <draw:text-box>
            <text:p>s</text:p>
          </draw:text-box>
        </draw:frame>
        <draw:frame draw:style-name="gr5" draw:text-style-name="P6" draw:layer="layout" svg:width="0.762cm" svg:height="1.016cm" svg:x="15.981cm" svg:y="2.164cm">
          <draw:text-box>
            <text:p>z</text:p>
          </draw:text-box>
        </draw:frame>
        <draw:frame draw:style-name="gr5" draw:text-style-name="P6" draw:layer="layout" svg:width="0.762cm" svg:height="1.016cm" svg:x="13.981cm" svg:y="4.164cm">
          <draw:text-box>
            <text:p>y</text:p>
          </draw:text-box>
        </draw:frame>
        <draw:frame draw:style-name="gr5" draw:text-style-name="P6" draw:layer="layout" svg:width="0.762cm" svg:height="1.016cm" svg:x="11.981cm" svg:y="6.164cm">
          <draw:text-box>
            <text:p>x</text:p>
          </draw:text-box>
        </draw:frame>
        <draw:custom-shape draw:style-name="gr2" draw:text-style-name="P4" xml:id="id6" draw:id="id6" draw:layer="layout" svg:width="1.143cm" svg:height="1.143cm" svg:x="16.255cm" svg:y="6.943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7.231cm" svg:y1="7.919cm" svg:x2="18.339cm" svg:y2="9.485cm" draw:start-shape="id6" draw:start-glue-point="9" svg:d="M17231 7919l1108 1566" svg:viewBox="0 0 1109 1567">
          <text:p/>
        </draw:connector>
        <draw:connector draw:style-name="gr3" draw:text-style-name="P5" draw:layer="layout" draw:type="line" svg:x1="16.422cm" svg:y1="7.919cm" svg:x2="15.157cm" svg:y2="9.519cm" draw:start-shape="id6" draw:start-glue-point="7" svg:d="M16422 7919l-1265 1600" svg:viewBox="0 0 1266 1601">
          <text:p/>
        </draw:connector>
        <draw:custom-shape draw:style-name="gr1" draw:text-style-name="P2" xml:id="id7" draw:id="id7" draw:layer="layout" svg:width="1.143cm" svg:height="1.143cm" svg:x="15.457cm" svg:y="10.92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624cm" svg:y1="11.902cm" svg:x2="14.432cm" svg:y2="13.092cm" draw:start-shape="id7" draw:start-glue-point="7" svg:d="M15624 11902l-1192 1190" svg:viewBox="0 0 1193 1191">
          <text:p/>
        </draw:connector>
        <draw:connector draw:style-name="gr3" draw:text-style-name="P5" draw:layer="layout" draw:type="line" svg:x1="16.433cm" svg:y1="11.902cm" svg:x2="17.491cm" svg:y2="13.045cm" draw:start-shape="id7" draw:start-glue-point="9" svg:d="M16433 11902l1058 1143" svg:viewBox="0 0 1059 1144">
          <text:p/>
        </draw:connector>
        <draw:frame draw:style-name="gr4" draw:text-style-name="P6" draw:layer="layout" svg:width="0.889cm" svg:height="0.962cm" svg:x="13.762cm" svg:y="13.039cm">
          <draw:text-box>
            <text:p>s</text:p>
          </draw:text-box>
        </draw:frame>
        <draw:frame draw:style-name="gr5" draw:text-style-name="P6" draw:layer="layout" svg:width="0.762cm" svg:height="1.016cm" svg:x="14.981cm" svg:y="10.164cm">
          <draw:text-box>
            <text:p>z</text:p>
          </draw:text-box>
        </draw:frame>
        <draw:custom-shape draw:style-name="gr2" draw:text-style-name="P4" xml:id="id8" draw:id="id8" draw:layer="layout" svg:width="1.143cm" svg:height="1.143cm" svg:x="17.256cm" svg:y="12.846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1.143cm" svg:height="1.143cm" svg:x="15.255cm" svg:y="14.845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7.423cm" svg:y1="13.822cm" svg:x2="16.231cm" svg:y2="15.012cm" draw:start-shape="id8" draw:start-glue-point="7" draw:end-shape="id9" draw:end-glue-point="11" svg:d="M17423 13822l-1192 1190" svg:viewBox="0 0 1193 1191">
          <text:p/>
        </draw:connector>
        <draw:connector draw:style-name="gr3" draw:text-style-name="P5" draw:layer="layout" draw:type="line" svg:x1="18.232cm" svg:y1="13.822cm" svg:x2="19.215cm" svg:y2="15.043cm" draw:start-shape="id8" draw:start-glue-point="9" svg:d="M18232 13822l983 1221" svg:viewBox="0 0 984 1222">
          <text:p/>
        </draw:connector>
        <draw:connector draw:style-name="gr3" draw:text-style-name="P5" draw:layer="layout" draw:type="line" svg:x1="16.231cm" svg:y1="15.821cm" svg:x2="17.339cm" svg:y2="17.387cm" draw:start-shape="id9" draw:start-glue-point="9" svg:d="M16231 15821l1108 1566" svg:viewBox="0 0 1109 1567">
          <text:p/>
        </draw:connector>
        <draw:connector draw:style-name="gr3" draw:text-style-name="P5" draw:layer="layout" draw:type="line" svg:x1="15.422cm" svg:y1="15.821cm" svg:x2="14.157cm" svg:y2="17.421cm" draw:start-shape="id9" draw:start-glue-point="7" svg:d="M15422 15821l-1265 1600" svg:viewBox="0 0 1266 1601">
          <text:p/>
        </draw:connector>
        <draw:frame draw:style-name="gr5" draw:text-style-name="P6" draw:layer="layout" svg:width="0.762cm" svg:height="1.016cm" svg:x="18.281cm" svg:y="12.185cm">
          <draw:text-box>
            <text:p>y</text:p>
          </draw:text-box>
        </draw:frame>
        <draw:frame draw:style-name="gr5" draw:text-style-name="P6" draw:layer="layout" svg:width="0.762cm" svg:height="1.016cm" svg:x="14.781cm" svg:y="14.085cm">
          <draw:text-box>
            <text:p>x</text:p>
          </draw:text-box>
        </draw:frame>
        <draw:custom-shape draw:style-name="gr1" draw:text-style-name="P2" xml:id="id10" draw:id="id10" draw:layer="layout" svg:width="1.143cm" svg:height="1.143cm" svg:x="4.457cm" svg:y="10.926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624cm" svg:y1="11.902cm" svg:x2="3.432cm" svg:y2="13.092cm" draw:start-shape="id10" draw:start-glue-point="7" svg:d="M4624 11902l-1192 1190" svg:viewBox="0 0 1193 1191">
          <text:p/>
        </draw:connector>
        <draw:connector draw:style-name="gr3" draw:text-style-name="P5" draw:layer="layout" draw:type="line" svg:x1="5.433cm" svg:y1="11.902cm" svg:x2="6.491cm" svg:y2="13.045cm" draw:start-shape="id10" draw:start-glue-point="9" svg:d="M5433 11902l1058 1143" svg:viewBox="0 0 1059 1144">
          <text:p/>
        </draw:connector>
        <draw:frame draw:style-name="gr4" draw:text-style-name="P6" draw:layer="layout" svg:width="0.889cm" svg:height="0.962cm" svg:x="2.562cm" svg:y="13.139cm">
          <draw:text-box>
            <text:p>s</text:p>
          </draw:text-box>
        </draw:frame>
        <draw:frame draw:style-name="gr5" draw:text-style-name="P6" draw:layer="layout" svg:width="0.762cm" svg:height="1.016cm" svg:x="5.181cm" svg:y="10.164cm">
          <draw:text-box>
            <text:p>z</text:p>
          </draw:text-box>
        </draw:frame>
        <draw:custom-shape draw:style-name="gr2" draw:text-style-name="P4" xml:id="id11" draw:id="id11" draw:layer="layout" svg:width="1.143cm" svg:height="1.143cm" svg:x="6.256cm" svg:y="12.846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423cm" svg:y1="13.822cm" svg:x2="5.231cm" svg:y2="15.012cm" draw:start-shape="id11" draw:start-glue-point="7" svg:d="M6423 13822l-1192 1190" svg:viewBox="0 0 1193 1191">
          <text:p/>
        </draw:connector>
        <draw:connector draw:style-name="gr3" draw:text-style-name="P5" draw:layer="layout" draw:type="line" svg:x1="7.232cm" svg:y1="13.822cm" svg:x2="8.215cm" svg:y2="15.043cm" draw:start-shape="id11" draw:start-glue-point="9" svg:d="M7232 13822l983 1221" svg:viewBox="0 0 984 1222">
          <text:p/>
        </draw:connector>
        <draw:frame draw:style-name="gr5" draw:text-style-name="P6" draw:layer="layout" svg:width="0.762cm" svg:height="1.016cm" svg:x="7.081cm" svg:y="12.085cm">
          <draw:text-box>
            <text:p>y</text:p>
          </draw:text-box>
        </draw:frame>
        <draw:custom-shape draw:style-name="gr2" draw:text-style-name="P4" xml:id="id12" draw:id="id12" draw:layer="layout" svg:width="1.143cm" svg:height="1.143cm" svg:x="8.055cm" svg:y="14.866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031cm" svg:y1="15.842cm" svg:x2="10.139cm" svg:y2="17.408cm" draw:start-shape="id12" draw:start-glue-point="9" svg:d="M9031 15842l1108 1566" svg:viewBox="0 0 1109 1567">
          <text:p/>
        </draw:connector>
        <draw:connector draw:style-name="gr3" draw:text-style-name="P5" draw:layer="layout" draw:type="line" svg:x1="8.222cm" svg:y1="15.842cm" svg:x2="6.957cm" svg:y2="17.442cm" draw:start-shape="id12" draw:start-glue-point="7" svg:d="M8222 15842l-1265 1600" svg:viewBox="0 0 1266 1601">
          <text:p/>
        </draw:connector>
        <draw:frame draw:style-name="gr5" draw:text-style-name="P6" draw:layer="layout" svg:width="0.762cm" svg:height="1.016cm" svg:x="8.781cm" svg:y="14.106cm">
          <draw:text-box>
            <text:p>x</text:p>
          </draw:text-box>
        </draw:frame>
        <draw:custom-shape draw:style-name="gr1" draw:text-style-name="P2" xml:id="id13" draw:id="id13" draw:layer="layout" svg:width="1.143cm" svg:height="1.143cm" svg:x="11.457cm" svg:y="18.924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143cm" svg:height="1.143cm" svg:x="9.456cm" svg:y="20.923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1.624cm" svg:y1="19.9cm" svg:x2="10.432cm" svg:y2="21.09cm" draw:start-shape="id13" draw:start-glue-point="7" draw:end-shape="id14" draw:end-glue-point="11" svg:d="M11624 19900l-1192 1190" svg:viewBox="0 0 1193 1191">
          <text:p/>
        </draw:connector>
        <draw:connector draw:style-name="gr3" draw:text-style-name="P5" draw:layer="layout" draw:type="line" svg:x1="9.623cm" svg:y1="21.899cm" svg:x2="8.431cm" svg:y2="23.089cm" draw:start-shape="id14" draw:start-glue-point="7" svg:d="M9623 21899l-1192 1190" svg:viewBox="0 0 1193 1191">
          <text:p/>
        </draw:connector>
        <draw:connector draw:style-name="gr3" draw:text-style-name="P5" draw:layer="layout" draw:type="line" svg:x1="10.432cm" svg:y1="21.899cm" svg:x2="11.415cm" svg:y2="23.12cm" draw:start-shape="id14" draw:start-glue-point="9" svg:d="M10432 21899l983 1221" svg:viewBox="0 0 984 1222">
          <text:p/>
        </draw:connector>
        <draw:connector draw:style-name="gr3" draw:text-style-name="P5" draw:layer="layout" draw:type="line" svg:x1="12.433cm" svg:y1="19.9cm" svg:x2="13.491cm" svg:y2="21.043cm" draw:start-shape="id13" draw:start-glue-point="9" svg:d="M12433 19900l1058 1143" svg:viewBox="0 0 1059 1144">
          <text:p/>
        </draw:connector>
        <draw:frame draw:style-name="gr5" draw:text-style-name="P6" draw:layer="layout" svg:width="0.762cm" svg:height="1.016cm" svg:x="8.981cm" svg:y="20.162cm">
          <draw:text-box>
            <text:p>a</text:p>
          </draw:text-box>
        </draw:frame>
        <draw:custom-shape draw:style-name="gr2" draw:text-style-name="P4" xml:id="id15" draw:id="id15" draw:layer="layout" svg:width="1.143cm" svg:height="1.143cm" svg:x="13.155cm" svg:y="20.843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4.131cm" svg:y1="21.819cm" svg:x2="15.239cm" svg:y2="23.385cm" draw:start-shape="id15" draw:start-glue-point="9" svg:d="M14131 21819l1108 1566" svg:viewBox="0 0 1109 1567">
          <text:p/>
        </draw:connector>
        <draw:connector draw:style-name="gr3" draw:text-style-name="P5" draw:layer="layout" draw:type="line" svg:x1="13.322cm" svg:y1="21.819cm" svg:x2="12.057cm" svg:y2="23.419cm" draw:start-shape="id15" draw:start-glue-point="7" svg:d="M13322 21819l-1265 1600" svg:viewBox="0 0 1266 1601">
          <text:p/>
        </draw:connector>
        <draw:frame draw:style-name="gr5" draw:text-style-name="P6" draw:layer="layout" svg:width="0.762cm" svg:height="1.016cm" svg:x="14.081cm" svg:y="20.183cm">
          <draw:text-box>
            <text:p>c</text:p>
          </draw:text-box>
        </draw:frame>
        <draw:frame draw:style-name="gr5" draw:text-style-name="P6" draw:layer="layout" svg:width="0.762cm" svg:height="1.016cm" svg:x="11.681cm" svg:y="17.983cm">
          <draw:text-box>
            <text:p>b</text:p>
          </draw:text-box>
        </draw:frame>
      </draw:page>
      <draw:page draw:name="page2" draw:style-name="dp1" draw:master-page-name="Default">
        <draw:custom-shape draw:style-name="gr1" draw:text-style-name="P2" xml:id="id16" draw:id="id16" draw:layer="layout" svg:width="1.143cm" svg:height="1.143cm" svg:x="6.664cm" svg:y="4.1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7" draw:id="id17" draw:layer="layout" svg:width="1.143cm" svg:height="1.143cm" svg:x="4.663cm" svg:y="6.099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831cm" svg:y1="5.076cm" svg:x2="5.639cm" svg:y2="6.266cm" draw:start-shape="id16" draw:start-glue-point="7" draw:end-shape="id17" draw:end-glue-point="11" svg:d="M6831 5076l-1192 1190" svg:viewBox="0 0 1193 1191">
          <text:p/>
        </draw:connector>
        <draw:connector draw:style-name="gr3" draw:text-style-name="P5" draw:layer="layout" draw:type="line" svg:x1="4.83cm" svg:y1="7.075cm" svg:x2="3.638cm" svg:y2="8.265cm" draw:start-shape="id17" draw:start-glue-point="7" svg:d="M4830 7075l-1192 1190" svg:viewBox="0 0 1193 1191">
          <text:p/>
        </draw:connector>
        <draw:connector draw:style-name="gr3" draw:text-style-name="P5" draw:layer="layout" draw:type="line" svg:x1="5.639cm" svg:y1="7.075cm" svg:x2="6.622cm" svg:y2="8.296cm" draw:start-shape="id17" draw:start-glue-point="9" svg:d="M5639 7075l983 1221" svg:viewBox="0 0 984 1222">
          <text:p/>
        </draw:connector>
        <draw:connector draw:style-name="gr3" draw:text-style-name="P5" draw:layer="layout" draw:type="line" svg:x1="7.64cm" svg:y1="5.076cm" svg:x2="8.698cm" svg:y2="6.219cm" draw:start-shape="id16" draw:start-glue-point="9" svg:d="M7640 5076l1058 1143" svg:viewBox="0 0 1059 1144">
          <text:p/>
        </draw:connector>
        <draw:frame draw:style-name="gr5" draw:text-style-name="P6" draw:layer="layout" svg:width="0.762cm" svg:height="1.016cm" svg:x="4.188cm" svg:y="5.338cm">
          <draw:text-box>
            <text:p>y</text:p>
          </draw:text-box>
        </draw:frame>
        <draw:custom-shape draw:style-name="gr2" draw:text-style-name="P4" xml:id="id18" draw:id="id18" draw:layer="layout" svg:width="1.143cm" svg:height="1.143cm" svg:x="8.362cm" svg:y="6.01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338cm" svg:y1="6.995cm" svg:x2="10.446cm" svg:y2="8.561cm" draw:start-shape="id18" draw:start-glue-point="9" svg:d="M9338 6995l1108 1566" svg:viewBox="0 0 1109 1567">
          <text:p/>
        </draw:connector>
        <draw:connector draw:style-name="gr3" draw:text-style-name="P5" draw:layer="layout" draw:type="line" svg:x1="8.529cm" svg:y1="6.995cm" svg:x2="7.264cm" svg:y2="8.595cm" draw:start-shape="id18" draw:start-glue-point="7" svg:d="M8529 6995l-1265 1600" svg:viewBox="0 0 1266 1601">
          <text:p/>
        </draw:connector>
        <draw:frame draw:style-name="gr5" draw:text-style-name="P6" draw:layer="layout" svg:width="0.762cm" svg:height="1.016cm" svg:x="9.288cm" svg:y="5.359cm">
          <draw:text-box>
            <text:p>s</text:p>
          </draw:text-box>
        </draw:frame>
        <draw:frame draw:style-name="gr5" draw:text-style-name="P6" draw:layer="layout" svg:width="0.762cm" svg:height="1.016cm" svg:x="6.888cm" svg:y="3.159cm">
          <draw:text-box>
            <text:p>z</text:p>
          </draw:text-box>
        </draw:frame>
        <draw:custom-shape draw:style-name="gr2" draw:text-style-name="P4" draw:layer="layout" svg:width="1.143cm" svg:height="1.143cm" svg:x="2.762cm" svg:y="8.098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62cm" svg:height="1.016cm" svg:x="2.488cm" svg:y="7.338cm">
          <draw:text-box>
            <text:p>x</text:p>
          </draw:text-box>
        </draw:frame>
        <draw:custom-shape draw:style-name="gr6" draw:text-style-name="P8" xml:id="id19" draw:id="id19" draw:layer="layout" svg:width="1.143cm" svg:height="1.143cm" svg:x="15.685cm" svg:y="4.1cm">
          <text:p text:style-name="P7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0" draw:id="id20" draw:layer="layout" svg:width="1.143cm" svg:height="1.143cm" svg:x="13.684cm" svg:y="6.099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852cm" svg:y1="5.076cm" svg:x2="14.66cm" svg:y2="6.266cm" draw:start-shape="id19" draw:start-glue-point="7" draw:end-shape="id20" draw:end-glue-point="11" svg:d="M15852 5076l-1192 1190" svg:viewBox="0 0 1193 1191">
          <text:p/>
        </draw:connector>
        <draw:connector draw:style-name="gr3" draw:text-style-name="P5" draw:layer="layout" draw:type="line" svg:x1="13.851cm" svg:y1="7.075cm" svg:x2="12.659cm" svg:y2="8.265cm" draw:start-shape="id20" draw:start-glue-point="7" svg:d="M13851 7075l-1192 1190" svg:viewBox="0 0 1193 1191">
          <text:p/>
        </draw:connector>
        <draw:connector draw:style-name="gr3" draw:text-style-name="P5" draw:layer="layout" draw:type="line" svg:x1="14.66cm" svg:y1="7.075cm" svg:x2="15.643cm" svg:y2="8.296cm" draw:start-shape="id20" draw:start-glue-point="9" svg:d="M14660 7075l983 1221" svg:viewBox="0 0 984 1222">
          <text:p/>
        </draw:connector>
        <draw:connector draw:style-name="gr3" draw:text-style-name="P5" draw:layer="layout" draw:type="line" svg:x1="16.661cm" svg:y1="5.076cm" svg:x2="17.719cm" svg:y2="6.219cm" draw:start-shape="id19" draw:start-glue-point="9" svg:d="M16661 5076l1058 1143" svg:viewBox="0 0 1059 1144">
          <text:p/>
        </draw:connector>
        <draw:frame draw:style-name="gr5" draw:text-style-name="P6" draw:layer="layout" svg:width="0.762cm" svg:height="1.016cm" svg:x="13.209cm" svg:y="5.338cm">
          <draw:text-box>
            <text:p>y</text:p>
          </draw:text-box>
        </draw:frame>
        <draw:custom-shape draw:style-name="gr7" draw:text-style-name="P9" xml:id="id21" draw:id="id21" draw:layer="layout" svg:width="1.143cm" svg:height="1.143cm" svg:x="17.383cm" svg:y="6.01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8.359cm" svg:y1="6.995cm" svg:x2="19.467cm" svg:y2="8.561cm" draw:start-shape="id21" draw:start-glue-point="9" svg:d="M18359 6995l1108 1566" svg:viewBox="0 0 1109 1567">
          <text:p/>
        </draw:connector>
        <draw:connector draw:style-name="gr3" draw:text-style-name="P5" draw:layer="layout" draw:type="line" svg:x1="17.55cm" svg:y1="6.995cm" svg:x2="16.285cm" svg:y2="8.595cm" draw:start-shape="id21" draw:start-glue-point="7" svg:d="M17550 6995l-1265 1600" svg:viewBox="0 0 1266 1601">
          <text:p/>
        </draw:connector>
        <draw:frame draw:style-name="gr5" draw:text-style-name="P6" draw:layer="layout" svg:width="0.762cm" svg:height="1.016cm" svg:x="18.309cm" svg:y="5.359cm">
          <draw:text-box>
            <text:p>s</text:p>
          </draw:text-box>
        </draw:frame>
        <draw:frame draw:style-name="gr5" draw:text-style-name="P6" draw:layer="layout" svg:width="0.762cm" svg:height="1.016cm" svg:x="15.909cm" svg:y="3.159cm">
          <draw:text-box>
            <text:p>z</text:p>
          </draw:text-box>
        </draw:frame>
        <draw:custom-shape draw:style-name="gr2" draw:text-style-name="P4" draw:layer="layout" svg:width="1.143cm" svg:height="1.143cm" svg:x="11.783cm" svg:y="8.098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62cm" svg:height="1.016cm" svg:x="11.509cm" svg:y="7.338cm">
          <draw:text-box>
            <text:p>x</text:p>
          </draw:text-box>
        </draw:frame>
        <draw:custom-shape draw:style-name="gr8" draw:text-style-name="P10" xml:id="id22" draw:id="id22" draw:layer="layout" svg:width="1.143cm" svg:height="1.143cm" svg:x="15.685cm" svg:y="12.1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3" draw:id="id23" draw:layer="layout" svg:width="1.143cm" svg:height="1.143cm" svg:x="13.684cm" svg:y="14.099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852cm" svg:y1="13.076cm" svg:x2="14.66cm" svg:y2="14.266cm" draw:start-shape="id22" draw:start-glue-point="7" draw:end-shape="id23" draw:end-glue-point="11" svg:d="M15852 13076l-1192 1190" svg:viewBox="0 0 1193 1191">
          <text:p/>
        </draw:connector>
        <draw:connector draw:style-name="gr3" draw:text-style-name="P5" draw:layer="layout" draw:type="line" svg:x1="13.851cm" svg:y1="15.075cm" svg:x2="12.659cm" svg:y2="16.265cm" draw:start-shape="id23" draw:start-glue-point="7" svg:d="M13851 15075l-1192 1190" svg:viewBox="0 0 1193 1191">
          <text:p/>
        </draw:connector>
        <draw:connector draw:style-name="gr3" draw:text-style-name="P5" draw:layer="layout" draw:type="line" svg:x1="14.66cm" svg:y1="15.075cm" svg:x2="15.643cm" svg:y2="16.296cm" draw:start-shape="id23" draw:start-glue-point="9" svg:d="M14660 15075l983 1221" svg:viewBox="0 0 984 1222">
          <text:p/>
        </draw:connector>
        <draw:connector draw:style-name="gr3" draw:text-style-name="P5" draw:layer="layout" draw:type="line" svg:x1="16.661cm" svg:y1="13.076cm" svg:x2="17.719cm" svg:y2="14.219cm" draw:start-shape="id22" draw:start-glue-point="9" svg:d="M16661 13076l1058 1143" svg:viewBox="0 0 1059 1144">
          <text:p/>
        </draw:connector>
        <draw:frame draw:style-name="gr5" draw:text-style-name="P6" draw:layer="layout" svg:width="0.762cm" svg:height="1.016cm" svg:x="13.209cm" svg:y="13.338cm">
          <draw:text-box>
            <text:p>y</text:p>
          </draw:text-box>
        </draw:frame>
        <draw:custom-shape draw:style-name="gr7" draw:text-style-name="P9" xml:id="id24" draw:id="id24" draw:layer="layout" svg:width="1.143cm" svg:height="1.143cm" svg:x="17.383cm" svg:y="14.01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8.359cm" svg:y1="14.995cm" svg:x2="19.467cm" svg:y2="16.561cm" draw:start-shape="id24" draw:start-glue-point="9" svg:d="M18359 14995l1108 1566" svg:viewBox="0 0 1109 1567">
          <text:p/>
        </draw:connector>
        <draw:connector draw:style-name="gr3" draw:text-style-name="P5" draw:layer="layout" draw:type="line" svg:x1="17.55cm" svg:y1="14.995cm" svg:x2="16.285cm" svg:y2="16.595cm" draw:start-shape="id24" draw:start-glue-point="7" svg:d="M17550 14995l-1265 1600" svg:viewBox="0 0 1266 1601">
          <text:p/>
        </draw:connector>
        <draw:frame draw:style-name="gr5" draw:text-style-name="P6" draw:layer="layout" svg:width="0.762cm" svg:height="1.016cm" svg:x="18.309cm" svg:y="13.159cm">
          <draw:text-box>
            <text:p>p</text:p>
          </draw:text-box>
        </draw:frame>
        <draw:frame draw:style-name="gr5" draw:text-style-name="P6" draw:layer="layout" svg:width="0.762cm" svg:height="1.016cm" svg:x="15.909cm" svg:y="11.159cm">
          <draw:text-box>
            <text:p>z</text:p>
          </draw:text-box>
        </draw:frame>
        <draw:custom-shape draw:style-name="gr2" draw:text-style-name="P4" draw:layer="layout" svg:width="1.143cm" svg:height="1.143cm" svg:x="11.783cm" svg:y="16.098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62cm" svg:height="1.016cm" svg:x="11.509cm" svg:y="15.338cm">
          <draw:text-box>
            <text:p>x</text:p>
          </draw:text-box>
        </draw:frame>
        <draw:custom-shape draw:style-name="gr9" draw:text-style-name="P11" draw:layer="layout" svg:width="1.473cm" svg:height="1.524cm" svg:x="17.239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5" draw:id="id25" draw:layer="layout" svg:width="1.143cm" svg:height="1.143cm" svg:x="6.706cm" svg:y="12.1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6" draw:id="id26" draw:layer="layout" svg:width="1.143cm" svg:height="1.143cm" svg:x="4.705cm" svg:y="14.09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873cm" svg:y1="13.076cm" svg:x2="5.681cm" svg:y2="14.266cm" draw:start-shape="id25" draw:start-glue-point="7" draw:end-shape="id26" draw:end-glue-point="11" svg:d="M6873 13076l-1192 1190" svg:viewBox="0 0 1193 1191">
          <text:p/>
        </draw:connector>
        <draw:connector draw:style-name="gr3" draw:text-style-name="P5" draw:layer="layout" draw:type="line" svg:x1="4.872cm" svg:y1="15.075cm" svg:x2="3.68cm" svg:y2="16.265cm" draw:start-shape="id26" draw:start-glue-point="7" svg:d="M4872 15075l-1192 1190" svg:viewBox="0 0 1193 1191">
          <text:p/>
        </draw:connector>
        <draw:connector draw:style-name="gr3" draw:text-style-name="P5" draw:layer="layout" draw:type="line" svg:x1="5.681cm" svg:y1="15.075cm" svg:x2="6.664cm" svg:y2="16.296cm" draw:start-shape="id26" draw:start-glue-point="9" svg:d="M5681 15075l983 1221" svg:viewBox="0 0 984 1222">
          <text:p/>
        </draw:connector>
        <draw:connector draw:style-name="gr3" draw:text-style-name="P5" draw:layer="layout" draw:type="line" svg:x1="7.682cm" svg:y1="13.076cm" svg:x2="8.74cm" svg:y2="14.219cm" draw:start-shape="id25" draw:start-glue-point="9" svg:d="M7682 13076l1058 1143" svg:viewBox="0 0 1059 1144">
          <text:p/>
        </draw:connector>
        <draw:frame draw:style-name="gr5" draw:text-style-name="P6" draw:layer="layout" svg:width="0.762cm" svg:height="1.016cm" svg:x="4.23cm" svg:y="13.338cm">
          <draw:text-box>
            <text:p>y</text:p>
          </draw:text-box>
        </draw:frame>
        <draw:custom-shape draw:style-name="gr7" draw:text-style-name="P9" xml:id="id27" draw:id="id27" draw:layer="layout" svg:width="1.143cm" svg:height="1.143cm" svg:x="8.404cm" svg:y="14.01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38cm" svg:y1="14.995cm" svg:x2="10.488cm" svg:y2="16.561cm" draw:start-shape="id27" draw:start-glue-point="9" svg:d="M9380 14995l1108 1566" svg:viewBox="0 0 1109 1567">
          <text:p/>
        </draw:connector>
        <draw:frame draw:style-name="gr5" draw:text-style-name="P6" draw:layer="layout" svg:width="0.762cm" svg:height="1.016cm" svg:x="9.33cm" svg:y="13.159cm">
          <draw:text-box>
            <text:p>p</text:p>
          </draw:text-box>
        </draw:frame>
        <draw:frame draw:style-name="gr5" draw:text-style-name="P6" draw:layer="layout" svg:width="0.762cm" svg:height="1.016cm" svg:x="6.93cm" svg:y="11.159cm">
          <draw:text-box>
            <text:p>z</text:p>
          </draw:text-box>
        </draw:frame>
        <draw:custom-shape draw:style-name="gr9" draw:text-style-name="P11" draw:layer="layout" svg:width="1.473cm" svg:height="1.524cm" svg:x="8.2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143cm" svg:height="1.143cm" svg:x="6.105cm" svg:y="16.099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62cm" svg:height="1.016cm" svg:x="6.431cm" svg:y="15.339cm">
          <draw:text-box>
            <text:p>x</text:p>
          </draw:text-box>
        </draw:frame>
        <draw:custom-shape draw:style-name="gr8" draw:text-style-name="P10" xml:id="id28" draw:id="id28" draw:layer="layout" svg:width="1.143cm" svg:height="1.143cm" svg:x="10.706cm" svg:y="19.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9" draw:id="id29" draw:layer="layout" svg:width="1.143cm" svg:height="1.143cm" svg:x="8.705cm" svg:y="21.09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873cm" svg:y1="20.076cm" svg:x2="9.681cm" svg:y2="21.266cm" draw:start-shape="id28" draw:start-glue-point="7" draw:end-shape="id29" draw:end-glue-point="11" svg:d="M10873 20076l-1192 1190" svg:viewBox="0 0 1193 1191">
          <text:p/>
        </draw:connector>
        <draw:connector draw:style-name="gr3" draw:text-style-name="P5" draw:layer="layout" draw:type="line" svg:x1="8.872cm" svg:y1="22.075cm" svg:x2="7.68cm" svg:y2="23.265cm" draw:start-shape="id29" draw:start-glue-point="7" svg:d="M8872 22075l-1192 1190" svg:viewBox="0 0 1193 1191">
          <text:p/>
        </draw:connector>
        <draw:connector draw:style-name="gr3" draw:text-style-name="P5" draw:layer="layout" draw:type="line" svg:x1="9.681cm" svg:y1="22.075cm" svg:x2="10.664cm" svg:y2="23.296cm" draw:start-shape="id29" draw:start-glue-point="9" svg:d="M9681 22075l983 1221" svg:viewBox="0 0 984 1222">
          <text:p/>
        </draw:connector>
        <draw:connector draw:style-name="gr3" draw:text-style-name="P5" draw:layer="layout" draw:type="line" svg:x1="11.682cm" svg:y1="20.076cm" svg:x2="12.74cm" svg:y2="21.219cm" draw:start-shape="id28" draw:start-glue-point="9" svg:d="M11682 20076l1058 1143" svg:viewBox="0 0 1059 1144">
          <text:p/>
        </draw:connector>
        <draw:frame draw:style-name="gr5" draw:text-style-name="P6" draw:layer="layout" svg:width="0.762cm" svg:height="1.016cm" svg:x="8.23cm" svg:y="20.338cm">
          <draw:text-box>
            <text:p>a</text:p>
          </draw:text-box>
        </draw:frame>
        <draw:custom-shape draw:style-name="gr7" draw:text-style-name="P9" xml:id="id30" draw:id="id30" draw:layer="layout" svg:width="1.143cm" svg:height="1.143cm" svg:x="12.404cm" svg:y="21.019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3.38cm" svg:y1="21.995cm" svg:x2="14.488cm" svg:y2="23.561cm" draw:start-shape="id30" draw:start-glue-point="9" svg:d="M13380 21995l1108 1566" svg:viewBox="0 0 1109 1567">
          <text:p/>
        </draw:connector>
        <draw:connector draw:style-name="gr3" draw:text-style-name="P5" draw:layer="layout" draw:type="line" svg:x1="12.571cm" svg:y1="21.995cm" svg:x2="11.306cm" svg:y2="23.595cm" draw:start-shape="id30" draw:start-glue-point="7" svg:d="M12571 21995l-1265 1600" svg:viewBox="0 0 1266 1601">
          <text:p/>
        </draw:connector>
        <draw:frame draw:style-name="gr5" draw:text-style-name="P6" draw:layer="layout" svg:width="0.762cm" svg:height="1.016cm" svg:x="13.33cm" svg:y="20.159cm">
          <draw:text-box>
            <text:p>c</text:p>
          </draw:text-box>
        </draw:frame>
        <draw:frame draw:style-name="gr5" draw:text-style-name="P6" draw:layer="layout" svg:width="0.762cm" svg:height="1.016cm" svg:x="10.93cm" svg:y="18.159cm">
          <draw:text-box>
            <text:p>b</text:p>
          </draw:text-box>
        </draw:frame>
        <draw:custom-shape draw:style-name="gr7" draw:text-style-name="P9" draw:layer="layout" svg:width="1.143cm" svg:height="1.143cm" svg:x="13.905cm" svg:y="23.09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62cm" svg:height="1.016cm" svg:x="14.631cm" svg:y="22.339cm">
          <draw:text-box>
            <text:p>p</text:p>
          </draw:text-box>
        </draw:frame>
      </draw:page>
      <draw:page draw:name="page3" draw:style-name="dp1" draw:master-page-name="Default">
        <draw:custom-shape draw:style-name="gr6" draw:text-style-name="P8" xml:id="id31" draw:id="id31" draw:layer="layout" svg:width="1.143cm" svg:height="1.143cm" svg:x="4.685cm" svg:y="3.121cm">
          <text:p text:style-name="P7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2" draw:id="id32" draw:layer="layout" svg:width="1.143cm" svg:height="1.143cm" svg:x="2.684cm" svg:y="5.12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852cm" svg:y1="4.097cm" svg:x2="3.66cm" svg:y2="5.287cm" draw:start-shape="id31" draw:start-glue-point="7" draw:end-shape="id32" draw:end-glue-point="11" svg:d="M4852 4097l-1192 1190" svg:viewBox="0 0 1193 1191">
          <text:p/>
        </draw:connector>
        <draw:connector draw:style-name="gr3" draw:text-style-name="P5" draw:layer="layout" draw:type="line" svg:x1="2.851cm" svg:y1="6.096cm" svg:x2="1.659cm" svg:y2="7.286cm" draw:start-shape="id32" draw:start-glue-point="7" svg:d="M2851 6096l-1192 1190" svg:viewBox="0 0 1193 1191">
          <text:p/>
        </draw:connector>
        <draw:connector draw:style-name="gr3" draw:text-style-name="P5" draw:layer="layout" draw:type="line" svg:x1="3.66cm" svg:y1="6.096cm" svg:x2="4.643cm" svg:y2="7.317cm" draw:start-shape="id32" draw:start-glue-point="9" svg:d="M3660 6096l983 1221" svg:viewBox="0 0 984 1222">
          <text:p/>
        </draw:connector>
        <draw:connector draw:style-name="gr3" draw:text-style-name="P5" draw:layer="layout" draw:type="line" svg:x1="5.661cm" svg:y1="4.097cm" svg:x2="6.719cm" svg:y2="5.24cm" draw:start-shape="id31" draw:start-glue-point="9" svg:d="M5661 4097l1058 1143" svg:viewBox="0 0 1059 1144">
          <text:p/>
        </draw:connector>
        <draw:frame draw:style-name="gr5" draw:text-style-name="P6" draw:layer="layout" svg:width="0.762cm" svg:height="1.016cm" svg:x="2.209cm" svg:y="4.359cm">
          <draw:text-box>
            <text:p>y</text:p>
          </draw:text-box>
        </draw:frame>
        <draw:custom-shape draw:style-name="gr7" draw:text-style-name="P9" xml:id="id33" draw:id="id33" draw:layer="layout" svg:width="1.143cm" svg:height="1.143cm" svg:x="6.383cm" svg:y="5.04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359cm" svg:y1="6.016cm" svg:x2="8.467cm" svg:y2="7.582cm" draw:start-shape="id33" draw:start-glue-point="9" svg:d="M7359 6016l1108 1566" svg:viewBox="0 0 1109 1567">
          <text:p/>
        </draw:connector>
        <draw:connector draw:style-name="gr3" draw:text-style-name="P5" draw:layer="layout" draw:type="line" svg:x1="6.55cm" svg:y1="6.016cm" svg:x2="5.285cm" svg:y2="7.616cm" draw:start-shape="id33" draw:start-glue-point="7" svg:d="M6550 6016l-1265 1600" svg:viewBox="0 0 1266 1601">
          <text:p/>
        </draw:connector>
        <draw:frame draw:style-name="gr5" draw:text-style-name="P6" draw:layer="layout" svg:width="0.762cm" svg:height="1.016cm" svg:x="7.309cm" svg:y="4.18cm">
          <draw:text-box>
            <text:p>p</text:p>
          </draw:text-box>
        </draw:frame>
        <draw:frame draw:style-name="gr5" draw:text-style-name="P6" draw:layer="layout" svg:width="0.762cm" svg:height="1.016cm" svg:x="4.909cm" svg:y="2.18cm">
          <draw:text-box>
            <text:p>z</text:p>
          </draw:text-box>
        </draw:frame>
        <draw:custom-shape draw:style-name="gr9" draw:text-style-name="P11" draw:layer="layout" svg:width="1.473cm" svg:height="1.524cm" svg:x="6.239cm" svg:y="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143cm" svg:height="1.143cm" svg:x="4.685cm" svg:y="9.142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5" draw:id="id35" draw:layer="layout" svg:width="1.143cm" svg:height="1.143cm" svg:x="2.684cm" svg:y="11.141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852cm" svg:y1="10.118cm" svg:x2="3.66cm" svg:y2="11.308cm" draw:start-shape="id34" draw:start-glue-point="7" draw:end-shape="id35" draw:end-glue-point="11" svg:d="M4852 10118l-1192 1190" svg:viewBox="0 0 1193 1191">
          <text:p/>
        </draw:connector>
        <draw:connector draw:style-name="gr3" draw:text-style-name="P5" draw:layer="layout" draw:type="line" svg:x1="2.851cm" svg:y1="12.117cm" svg:x2="1.659cm" svg:y2="13.307cm" draw:start-shape="id35" draw:start-glue-point="7" svg:d="M2851 12117l-1192 1190" svg:viewBox="0 0 1193 1191">
          <text:p/>
        </draw:connector>
        <draw:connector draw:style-name="gr3" draw:text-style-name="P5" draw:layer="layout" draw:type="line" svg:x1="3.66cm" svg:y1="12.117cm" svg:x2="4.643cm" svg:y2="13.338cm" draw:start-shape="id35" draw:start-glue-point="9" svg:d="M3660 12117l983 1221" svg:viewBox="0 0 984 1222">
          <text:p/>
        </draw:connector>
        <draw:connector draw:style-name="gr3" draw:text-style-name="P5" draw:layer="layout" draw:type="line" svg:x1="5.661cm" svg:y1="10.118cm" svg:x2="6.719cm" svg:y2="11.261cm" draw:start-shape="id34" draw:start-glue-point="9" svg:d="M5661 10118l1058 1143" svg:viewBox="0 0 1059 1144">
          <text:p/>
        </draw:connector>
        <draw:frame draw:style-name="gr5" draw:text-style-name="P6" draw:layer="layout" svg:width="0.762cm" svg:height="1.016cm" svg:x="2.209cm" svg:y="10.38cm">
          <draw:text-box>
            <text:p>y</text:p>
          </draw:text-box>
        </draw:frame>
        <draw:custom-shape draw:style-name="gr7" draw:text-style-name="P9" xml:id="id36" draw:id="id36" draw:layer="layout" svg:width="1.143cm" svg:height="1.143cm" svg:x="6.383cm" svg:y="11.061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359cm" svg:y1="12.037cm" svg:x2="8.467cm" svg:y2="13.603cm" draw:start-shape="id36" draw:start-glue-point="9" svg:d="M7359 12037l1108 1566" svg:viewBox="0 0 1109 1567">
          <text:p/>
        </draw:connector>
        <draw:connector draw:style-name="gr3" draw:text-style-name="P5" draw:layer="layout" draw:type="line" svg:x1="6.55cm" svg:y1="12.037cm" svg:x2="5.285cm" svg:y2="13.637cm" draw:start-shape="id36" draw:start-glue-point="7" svg:d="M6550 12037l-1265 1600" svg:viewBox="0 0 1266 1601">
          <text:p/>
        </draw:connector>
        <draw:frame draw:style-name="gr5" draw:text-style-name="P6" draw:layer="layout" svg:width="0.762cm" svg:height="1.016cm" svg:x="7.309cm" svg:y="10.201cm">
          <draw:text-box>
            <text:p>p</text:p>
          </draw:text-box>
        </draw:frame>
        <draw:frame draw:style-name="gr5" draw:text-style-name="P6" draw:layer="layout" svg:width="0.762cm" svg:height="1.016cm" svg:x="4.909cm" svg:y="8.201cm">
          <draw:text-box>
            <text:p>z</text:p>
          </draw:text-box>
        </draw:frame>
        <draw:custom-shape draw:style-name="gr9" draw:text-style-name="P11" draw:layer="layout" svg:width="1.473cm" svg:height="1.524cm" svg:x="6.239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xml:id="id37" draw:id="id37" draw:layer="layout" svg:width="1.143cm" svg:height="1.143cm" svg:x="15.685cm" svg:y="3.142cm">
          <text:p text:style-name="P7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8" draw:id="id38" draw:layer="layout" svg:width="1.143cm" svg:height="1.143cm" svg:x="13.684cm" svg:y="5.141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852cm" svg:y1="4.118cm" svg:x2="14.66cm" svg:y2="5.308cm" draw:start-shape="id37" draw:start-glue-point="7" draw:end-shape="id38" draw:end-glue-point="11" svg:d="M15852 4118l-1192 1190" svg:viewBox="0 0 1193 1191">
          <text:p/>
        </draw:connector>
        <draw:connector draw:style-name="gr3" draw:text-style-name="P5" draw:layer="layout" draw:type="line" svg:x1="13.851cm" svg:y1="6.117cm" svg:x2="12.659cm" svg:y2="7.307cm" draw:start-shape="id38" draw:start-glue-point="7" svg:d="M13851 6117l-1192 1190" svg:viewBox="0 0 1193 1191">
          <text:p/>
        </draw:connector>
        <draw:connector draw:style-name="gr3" draw:text-style-name="P5" draw:layer="layout" draw:type="line" svg:x1="14.66cm" svg:y1="6.117cm" svg:x2="15.643cm" svg:y2="7.338cm" draw:start-shape="id38" draw:start-glue-point="9" svg:d="M14660 6117l983 1221" svg:viewBox="0 0 984 1222">
          <text:p/>
        </draw:connector>
        <draw:connector draw:style-name="gr3" draw:text-style-name="P5" draw:layer="layout" draw:type="line" svg:x1="16.661cm" svg:y1="4.118cm" svg:x2="17.719cm" svg:y2="5.261cm" draw:start-shape="id37" draw:start-glue-point="9" svg:d="M16661 4118l1058 1143" svg:viewBox="0 0 1059 1144">
          <text:p/>
        </draw:connector>
        <draw:frame draw:style-name="gr5" draw:text-style-name="P6" draw:layer="layout" svg:width="0.762cm" svg:height="1.016cm" svg:x="13.209cm" svg:y="4.38cm">
          <draw:text-box>
            <text:p>y</text:p>
          </draw:text-box>
        </draw:frame>
        <draw:custom-shape draw:style-name="gr7" draw:text-style-name="P9" xml:id="id39" draw:id="id39" draw:layer="layout" svg:width="1.143cm" svg:height="1.143cm" svg:x="17.383cm" svg:y="5.061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8.359cm" svg:y1="6.037cm" svg:x2="19.467cm" svg:y2="7.603cm" draw:start-shape="id39" draw:start-glue-point="9" svg:d="M18359 6037l1108 1566" svg:viewBox="0 0 1109 1567">
          <text:p/>
        </draw:connector>
        <draw:connector draw:style-name="gr3" draw:text-style-name="P5" draw:layer="layout" draw:type="line" svg:x1="17.55cm" svg:y1="6.037cm" svg:x2="16.285cm" svg:y2="7.637cm" draw:start-shape="id39" draw:start-glue-point="7" svg:d="M17550 6037l-1265 1600" svg:viewBox="0 0 1266 1601">
          <text:p/>
        </draw:connector>
        <draw:frame draw:style-name="gr5" draw:text-style-name="P6" draw:layer="layout" svg:width="0.762cm" svg:height="1.016cm" svg:x="18.309cm" svg:y="4.201cm">
          <draw:text-box>
            <text:p>p</text:p>
          </draw:text-box>
        </draw:frame>
        <draw:frame draw:style-name="gr5" draw:text-style-name="P6" draw:layer="layout" svg:width="0.762cm" svg:height="1.016cm" svg:x="15.909cm" svg:y="2.201cm">
          <draw:text-box>
            <text:p>z</text:p>
          </draw:text-box>
        </draw:frame>
        <draw:custom-shape draw:style-name="gr9" draw:text-style-name="P11" draw:layer="layout" svg:width="1.473cm" svg:height="1.524cm" svg:x="17.239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143cm" svg:height="1.143cm" svg:x="15.685cm" svg:y="9.163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1" draw:id="id41" draw:layer="layout" svg:width="1.143cm" svg:height="1.143cm" svg:x="13.684cm" svg:y="11.162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852cm" svg:y1="10.139cm" svg:x2="14.66cm" svg:y2="11.329cm" draw:start-shape="id40" draw:start-glue-point="7" draw:end-shape="id41" draw:end-glue-point="11" svg:d="M15852 10139l-1192 1190" svg:viewBox="0 0 1193 1191">
          <text:p/>
        </draw:connector>
        <draw:connector draw:style-name="gr3" draw:text-style-name="P5" draw:layer="layout" draw:type="line" svg:x1="13.851cm" svg:y1="12.138cm" svg:x2="12.659cm" svg:y2="13.328cm" draw:start-shape="id41" draw:start-glue-point="7" svg:d="M13851 12138l-1192 1190" svg:viewBox="0 0 1193 1191">
          <text:p/>
        </draw:connector>
        <draw:connector draw:style-name="gr3" draw:text-style-name="P5" draw:layer="layout" draw:type="line" svg:x1="14.66cm" svg:y1="12.138cm" svg:x2="15.643cm" svg:y2="13.359cm" draw:start-shape="id41" draw:start-glue-point="9" svg:d="M14660 12138l983 1221" svg:viewBox="0 0 984 1222">
          <text:p/>
        </draw:connector>
        <draw:connector draw:style-name="gr3" draw:text-style-name="P5" draw:layer="layout" draw:type="line" svg:x1="16.661cm" svg:y1="10.139cm" svg:x2="17.719cm" svg:y2="11.282cm" draw:start-shape="id40" draw:start-glue-point="9" svg:d="M16661 10139l1058 1143" svg:viewBox="0 0 1059 1144">
          <text:p/>
        </draw:connector>
        <draw:frame draw:style-name="gr5" draw:text-style-name="P6" draw:layer="layout" svg:width="0.762cm" svg:height="1.016cm" svg:x="13.209cm" svg:y="10.401cm">
          <draw:text-box>
            <text:p>y</text:p>
          </draw:text-box>
        </draw:frame>
        <draw:custom-shape draw:style-name="gr7" draw:text-style-name="P9" xml:id="id42" draw:id="id42" draw:layer="layout" svg:width="1.143cm" svg:height="1.143cm" svg:x="17.383cm" svg:y="11.082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8.359cm" svg:y1="12.058cm" svg:x2="19.467cm" svg:y2="13.624cm" draw:start-shape="id42" draw:start-glue-point="9" svg:d="M18359 12058l1108 1566" svg:viewBox="0 0 1109 1567">
          <text:p/>
        </draw:connector>
        <draw:connector draw:style-name="gr3" draw:text-style-name="P5" draw:layer="layout" draw:type="line" svg:x1="17.55cm" svg:y1="12.058cm" svg:x2="16.285cm" svg:y2="13.658cm" draw:start-shape="id42" draw:start-glue-point="7" svg:d="M17550 12058l-1265 1600" svg:viewBox="0 0 1266 1601">
          <text:p/>
        </draw:connector>
        <draw:frame draw:style-name="gr5" draw:text-style-name="P6" draw:layer="layout" svg:width="0.762cm" svg:height="1.016cm" svg:x="18.309cm" svg:y="10.222cm">
          <draw:text-box>
            <text:p>p</text:p>
          </draw:text-box>
        </draw:frame>
        <draw:frame draw:style-name="gr5" draw:text-style-name="P6" draw:layer="layout" svg:width="0.762cm" svg:height="1.016cm" svg:x="15.909cm" svg:y="8.222cm">
          <draw:text-box>
            <text:p>z</text:p>
          </draw:text-box>
        </draw:frame>
        <draw:custom-shape draw:style-name="gr9" draw:text-style-name="P11" draw:layer="layout" svg:width="1.473cm" svg:height="1.524cm" svg:x="15.539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921cm" svg:height="1.143cm" svg:x="9.509cm" svg:y="4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2.921cm" svg:height="1.143cm" svg:x="9.509cm" svg:y="10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2" xml:id="id43" draw:id="id43" draw:layer="layout" svg:width="1.143cm" svg:height="1.143cm" svg:x="5.685cm" svg:y="17.163cm">
          <text:p text:style-name="P7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4" draw:id="id44" draw:layer="layout" svg:width="1.143cm" svg:height="1.143cm" svg:x="3.684cm" svg:y="19.162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5.852cm" svg:y1="18.139cm" svg:x2="4.66cm" svg:y2="19.329cm" draw:start-shape="id43" draw:start-glue-point="7" draw:end-shape="id44" draw:end-glue-point="11" svg:d="M5852 18139l-1192 1190" svg:viewBox="0 0 1193 1191">
          <text:p/>
        </draw:connector>
        <draw:connector draw:style-name="gr3" draw:text-style-name="P5" draw:layer="layout" draw:type="line" svg:x1="3.851cm" svg:y1="20.138cm" svg:x2="2.659cm" svg:y2="21.328cm" draw:start-shape="id44" draw:start-glue-point="7" svg:d="M3851 20138l-1192 1190" svg:viewBox="0 0 1193 1191">
          <text:p/>
        </draw:connector>
        <draw:connector draw:style-name="gr3" draw:text-style-name="P5" draw:layer="layout" draw:type="line" svg:x1="4.66cm" svg:y1="20.138cm" svg:x2="5.643cm" svg:y2="21.359cm" draw:start-shape="id44" draw:start-glue-point="9" svg:d="M4660 20138l983 1221" svg:viewBox="0 0 984 1222">
          <text:p/>
        </draw:connector>
        <draw:connector draw:style-name="gr3" draw:text-style-name="P5" draw:layer="layout" draw:type="line" svg:x1="6.661cm" svg:y1="18.139cm" svg:x2="7.719cm" svg:y2="19.282cm" draw:start-shape="id43" draw:start-glue-point="9" svg:d="M6661 18139l1058 1143" svg:viewBox="0 0 1059 1144">
          <text:p/>
        </draw:connector>
        <draw:frame draw:style-name="gr5" draw:text-style-name="P6" draw:layer="layout" svg:width="0.762cm" svg:height="1.016cm" svg:x="3.209cm" svg:y="18.401cm">
          <draw:text-box>
            <text:p>y</text:p>
          </draw:text-box>
        </draw:frame>
        <draw:custom-shape draw:style-name="gr7" draw:text-style-name="P9" xml:id="id45" draw:id="id45" draw:layer="layout" svg:width="1.143cm" svg:height="1.143cm" svg:x="7.383cm" svg:y="19.082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359cm" svg:y1="20.058cm" svg:x2="9.467cm" svg:y2="21.624cm" draw:start-shape="id45" draw:start-glue-point="9" svg:d="M8359 20058l1108 1566" svg:viewBox="0 0 1109 1567">
          <text:p/>
        </draw:connector>
        <draw:connector draw:style-name="gr3" draw:text-style-name="P5" draw:layer="layout" draw:type="line" svg:x1="7.55cm" svg:y1="20.058cm" svg:x2="6.285cm" svg:y2="21.658cm" draw:start-shape="id45" draw:start-glue-point="7" svg:d="M7550 20058l-1265 1600" svg:viewBox="0 0 1266 1601">
          <text:p/>
        </draw:connector>
        <draw:frame draw:style-name="gr5" draw:text-style-name="P6" draw:layer="layout" svg:width="0.762cm" svg:height="1.016cm" svg:x="8.309cm" svg:y="18.222cm">
          <draw:text-box>
            <text:p>p</text:p>
          </draw:text-box>
        </draw:frame>
        <draw:frame draw:style-name="gr5" draw:text-style-name="P6" draw:layer="layout" svg:width="0.762cm" svg:height="1.016cm" svg:x="5.909cm" svg:y="16.222cm">
          <draw:text-box>
            <text:p>z</text:p>
          </draw:text-box>
        </draw:frame>
        <draw:custom-shape draw:style-name="gr9" draw:text-style-name="P11" draw:layer="layout" svg:width="1.473cm" svg:height="1.524cm" svg:x="7.239cm" svg:y="1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6" draw:id="id46" draw:layer="layout" svg:width="1.143cm" svg:height="1.143cm" svg:x="15.685cm" svg:y="19.184cm">
          <text:p text:style-name="P7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852cm" svg:y1="20.16cm" svg:x2="14.66cm" svg:y2="21.35cm" draw:start-shape="id46" draw:start-glue-point="7" svg:d="M15852 20160l-1192 1190" svg:viewBox="0 0 1193 1191">
          <text:p/>
        </draw:connector>
        <draw:connector draw:style-name="gr3" draw:text-style-name="P5" draw:layer="layout" draw:type="line" svg:x1="16.661cm" svg:y1="20.16cm" svg:x2="17.719cm" svg:y2="21.303cm" draw:start-shape="id46" draw:start-glue-point="9" svg:d="M16661 20160l1058 1143" svg:viewBox="0 0 1059 1144">
          <text:p/>
        </draw:connector>
        <draw:custom-shape draw:style-name="gr7" draw:text-style-name="P9" xml:id="id47" draw:id="id47" draw:layer="layout" svg:width="1.143cm" svg:height="1.143cm" svg:x="17.383cm" svg:y="21.103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8.359cm" svg:y1="22.079cm" svg:x2="19.467cm" svg:y2="23.645cm" draw:start-shape="id47" draw:start-glue-point="9" svg:d="M18359 22079l1108 1566" svg:viewBox="0 0 1109 1567">
          <text:p/>
        </draw:connector>
        <draw:connector draw:style-name="gr3" draw:text-style-name="P5" draw:layer="layout" draw:type="line" svg:x1="17.55cm" svg:y1="22.079cm" svg:x2="16.285cm" svg:y2="23.679cm" draw:start-shape="id47" draw:start-glue-point="7" svg:d="M17550 22079l-1265 1600" svg:viewBox="0 0 1266 1601">
          <text:p/>
        </draw:connector>
        <draw:frame draw:style-name="gr5" draw:text-style-name="P6" draw:layer="layout" svg:width="0.762cm" svg:height="1.016cm" svg:x="18.309cm" svg:y="20.243cm">
          <draw:text-box>
            <text:p>p</text:p>
          </draw:text-box>
        </draw:frame>
        <draw:frame draw:style-name="gr5" draw:text-style-name="P6" draw:layer="layout" svg:width="0.762cm" svg:height="1.016cm" svg:x="15.909cm" svg:y="18.243cm">
          <draw:text-box>
            <text:p>z</text:p>
          </draw:text-box>
        </draw:frame>
        <draw:custom-shape draw:style-name="gr9" draw:text-style-name="P11" draw:layer="layout" svg:width="1.473cm" svg:height="1.524cm" svg:x="17.239cm" svg:y="2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8" draw:id="id48" draw:layer="layout" svg:width="1.143cm" svg:height="1.143cm" svg:x="13.784cm" svg:y="17.204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3.951cm" svg:y1="18.18cm" svg:x2="12.959cm" svg:y2="19.37cm" draw:start-shape="id48" draw:start-glue-point="7" svg:d="M13951 18180l-992 1190" svg:viewBox="0 0 993 1191">
          <text:p/>
        </draw:connector>
        <draw:connector draw:style-name="gr3" draw:text-style-name="P5" draw:layer="layout" draw:type="line" svg:x1="14.76cm" svg:y1="18.18cm" svg:x2="15.852cm" svg:y2="19.351cm" draw:start-shape="id48" draw:start-glue-point="9" draw:end-shape="id46" draw:end-glue-point="5" svg:d="M14760 18180l1092 1171" svg:viewBox="0 0 1093 1172">
          <text:p/>
        </draw:connector>
        <draw:frame draw:style-name="gr5" draw:text-style-name="P6" draw:layer="layout" svg:width="0.762cm" svg:height="1.016cm" svg:x="13.509cm" svg:y="16.443cm">
          <draw:text-box>
            <text:p>y</text:p>
          </draw:text-box>
        </draw:frame>
        <draw:custom-shape draw:style-name="gr10" draw:text-style-name="P13" draw:layer="layout" svg:width="2.921cm" svg:height="1.143cm" svg:x="9.509cm" svg:y="1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08:21:02.316405138</meta:creation-date>
    <dc:date>2019-10-22T09:10:05.596694793</dc:date>
    <meta:editing-duration>PT8M2S</meta:editing-duration>
    <meta:editing-cycles>2</meta:editing-cycles>
    <meta:generator>LibreOffice/6.2.7.1$Linux_X86_64 LibreOffice_project/20$Build-1</meta:generator>
    <meta:document-statistic meta:object-count="216"/>
  </office:meta>
</office:document-meta>
</file>